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weight="normal" style:font-weight-asian="normal" style:font-weight-complex="normal"/>
    </style:style>
    <style:style style:name="P2" style:family="paragraph" style:parent-style-name="Standard">
      <style:text-properties fo:color="#000000" fo:font-weight="normal" officeooo:paragraph-rsid="0000f3aa" style:font-weight-asian="normal" style:font-weight-complex="normal"/>
    </style:style>
    <style:style style:name="P3" style:family="paragraph" style:parent-style-name="Standard">
      <style:text-properties fo:color="#000000" fo:font-weight="normal" officeooo:paragraph-rsid="0002a5d1" style:font-weight-asian="normal" style:font-weight-complex="normal"/>
    </style:style>
    <style:style style:name="P4" style:family="paragraph" style:parent-style-name="Standard">
      <style:text-properties fo:color="#000000" fo:font-weight="normal" officeooo:paragraph-rsid="000406c7" style:font-weight-asian="normal" style:font-weight-complex="normal"/>
    </style:style>
    <style:style style:name="P5" style:family="paragraph" style:parent-style-name="Standard">
      <style:text-properties fo:color="#000000" fo:font-weight="normal" officeooo:paragraph-rsid="00058ec8" style:font-weight-asian="normal" style:font-weight-complex="normal"/>
    </style:style>
    <style:style style:name="P6" style:family="paragraph" style:parent-style-name="Standard">
      <style:text-properties fo:color="#000000" fo:font-weight="normal" officeooo:paragraph-rsid="0008cda3" style:font-weight-asian="normal" style:font-weight-complex="normal"/>
    </style:style>
    <style:style style:name="P7" style:family="paragraph" style:parent-style-name="Standard">
      <style:text-properties fo:color="#000000" fo:font-weight="normal" officeooo:paragraph-rsid="0012c395" style:font-weight-asian="normal" style:font-weight-complex="normal"/>
    </style:style>
    <style:style style:name="P8" style:family="paragraph" style:parent-style-name="Standard">
      <style:text-properties fo:color="#000000" fo:font-weight="normal" officeooo:paragraph-rsid="0015481e" style:font-weight-asian="normal" style:font-weight-complex="normal"/>
    </style:style>
    <style:style style:name="P9" style:family="paragraph" style:parent-style-name="Standard">
      <style:text-properties fo:color="#000000" fo:font-weight="normal" officeooo:paragraph-rsid="0016c84e" style:font-weight-asian="normal" style:font-weight-complex="normal"/>
    </style:style>
    <style:style style:name="P10" style:family="paragraph" style:parent-style-name="Standard">
      <style:text-properties fo:color="#000000" fo:font-weight="bold" officeooo:paragraph-rsid="0000f3aa" style:font-weight-asian="bold" style:font-weight-complex="bold"/>
    </style:style>
    <style:style style:name="P11" style:family="paragraph" style:parent-style-name="Standard">
      <style:text-properties fo:color="#000000" fo:font-weight="bold" officeooo:paragraph-rsid="0002a5d1" style:font-weight-asian="bold" style:font-weight-complex="bold"/>
    </style:style>
    <style:style style:name="P12" style:family="paragraph" style:parent-style-name="Standard">
      <style:text-properties fo:color="#000000" fo:font-weight="bold" officeooo:paragraph-rsid="0008cda3" style:font-weight-asian="bold" style:font-weight-complex="bold"/>
    </style:style>
    <style:style style:name="P13" style:family="paragraph" style:parent-style-name="Standard">
      <style:text-properties officeooo:paragraph-rsid="00058ec8"/>
    </style:style>
    <style:style style:name="P14" style:family="paragraph" style:parent-style-name="Standard">
      <style:text-properties officeooo:paragraph-rsid="0008cda3"/>
    </style:style>
    <style:style style:name="P15" style:family="paragraph" style:parent-style-name="Standard">
      <style:text-properties officeooo:paragraph-rsid="000a775e"/>
    </style:style>
    <style:style style:name="P16" style:family="paragraph" style:parent-style-name="Standard">
      <style:text-properties officeooo:paragraph-rsid="000bc5b4"/>
    </style:style>
    <style:style style:name="P17" style:family="paragraph" style:parent-style-name="Standard">
      <style:text-properties officeooo:paragraph-rsid="000ce735"/>
    </style:style>
    <style:style style:name="P18" style:family="paragraph" style:parent-style-name="Standard">
      <style:text-properties fo:font-weight="bold" officeooo:paragraph-rsid="000bc5b4" style:font-weight-asian="bold" style:font-weight-complex="bold"/>
    </style:style>
    <style:style style:name="P19" style:family="paragraph" style:parent-style-name="Standard">
      <style:text-properties officeooo:paragraph-rsid="000e3bb7"/>
    </style:style>
    <style:style style:name="P20" style:family="paragraph" style:parent-style-name="Standard">
      <style:text-properties officeooo:paragraph-rsid="00101c0f"/>
    </style:style>
    <style:style style:name="P21" style:family="paragraph" style:parent-style-name="Standard">
      <style:text-properties officeooo:paragraph-rsid="0010e6bb"/>
    </style:style>
    <style:style style:name="P22" style:family="paragraph" style:parent-style-name="Standard">
      <style:text-properties officeooo:paragraph-rsid="0012c395"/>
    </style:style>
    <style:style style:name="P23" style:family="paragraph" style:parent-style-name="Standard">
      <style:text-properties fo:color="#778899" officeooo:paragraph-rsid="0012c395"/>
    </style:style>
    <style:style style:name="P24" style:family="paragraph" style:parent-style-name="Standard">
      <style:text-properties fo:color="#778899" fo:font-weight="bold" officeooo:paragraph-rsid="0012c395" style:font-weight-asian="bold" style:font-weight-complex="bold"/>
    </style:style>
    <style:style style:name="P25" style:family="paragraph" style:parent-style-name="Standard">
      <style:text-properties fo:color="#ff0000" fo:font-weight="bold" officeooo:rsid="0014905b" officeooo:paragraph-rsid="0014905b" style:font-weight-asian="bold" style:font-weight-complex="bold"/>
    </style:style>
    <style:style style:name="P26" style:family="paragraph" style:parent-style-name="Standard">
      <style:text-properties fo:color="#708090" fo:font-weight="bold" officeooo:paragraph-rsid="0016c84e" style:font-weight-asian="bold" style:font-weight-complex="bold"/>
    </style:style>
    <style:style style:name="T1" style:family="text">
      <style:text-properties fo:font-weight="bold" style:font-weight-asian="bold" style:font-weight-complex="bold"/>
    </style:style>
    <style:style style:name="T2" style:family="text">
      <style:text-properties fo:color="#ce181e" fo:font-weight="bold" style:font-weight-asian="bold"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fo:font-weight="normal" officeooo:rsid="000bc5b4" style:font-weight-asian="normal" style:font-weight-complex="normal"/>
    </style:style>
    <style:style style:name="T6" style:family="text">
      <style:text-properties fo:color="#000000" fo:font-weight="normal" officeooo:rsid="0015481e" style:font-weight-asian="normal" style:font-weight-complex="normal"/>
    </style:style>
    <style:style style:name="T7" style:family="text">
      <style:text-properties fo:color="#000000" fo:font-weight="bold" style:font-weight-asian="bold" style:font-weight-complex="bold"/>
    </style:style>
    <style:style style:name="T8" style:family="text">
      <style:text-properties fo:color="#000000" officeooo:rsid="0015481e"/>
    </style:style>
    <style:style style:name="T9" style:family="text">
      <style:text-properties fo:font-weight="normal" style:font-weight-asian="normal" style:font-weight-complex="normal"/>
    </style:style>
    <style:style style:name="T10" style:family="text">
      <style:text-properties fo:color="#778899"/>
    </style:style>
    <style:style style:name="T11" style:family="text">
      <style:text-properties fo:color="#778899" fo:font-weight="bold" style:font-weight-asian="bold" style:font-weight-complex="bold"/>
    </style:style>
    <style:style style:name="T12" style:family="text">
      <style:text-properties fo:color="#778899" fo:font-weight="bold" officeooo:rsid="0012c395" style:font-weight-asian="bold" style:font-weight-complex="bold"/>
    </style:style>
    <style:style style:name="T13" style:family="text">
      <style:text-properties officeooo:rsid="0015481e"/>
    </style:style>
    <style:style style:name="T14" style:family="text">
      <style:text-properties fo:color="#708090"/>
    </style:style>
    <style:style style:name="T15" style:family="text">
      <style:text-properties fo:color="#70809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englianhu.files.wordpress.com/2016/01/reproducible-research-with-r-and-studio-2nd-edition.pdf" text:style-name="Internet_20_link" text:visited-style-name="Visited_20_Internet_20_Link">https://englianhu.files.wordpress.com/2016/01/reproducible-research-with-r-and-studio-2nd-edition.pdf</text:a></text:p>
      <text:p text:style-name="Standard"/>
      <text:p text:style-name="Standard">Los investigadores a menudo comienzan a pensar en hacer que su trabajo sea reproducible cerca del final del proceso de investigación cuando escriben sus resultados o incluso más tarde <text:span text:style-name="T1">cuando una revista requiere que sus datos y códigos estén disponibles para su publicación. O tal vez incluso más tarde, cuando otro investigador pregunta si pueden usar los datos de un artículo publicado para reproducir los hallazgos.</text:span><text:span text:style-name="T2"> Para entonces, puede haber numerosas versiones del conjunto de datos y registros de los análisis almacenados en varias carpetas en las computadoras del investigador. Puede ser difícil y lento examinar estos archivos para crear una cuenta precisa de cómo se alcanzaron los resultados. Esperar hasta cerca del final del proceso de investigación para comenzar a pensar en la reproducibilidad puede conducir a una documentación incompleta que no proporciona una explicación precisa de cómo se hicieron los hallazgos. Centrarse en la reproducibilidad desde el comienzo del proceso y seguir algunas pautas simples a lo largo de su investigación puede ayudarlo a evitar estos problemas. Recuerde que "la reproducibilidad no es una ocurrencia tardía, es algo que debe integrarse en el proyecto desde el principio" [Donoho, 2010, 386].</text:span></text:p>
      <text:p text:style-name="P1"/>
      <text:p text:style-name="P10">Las tres etapas básicas de un proyecto típico de investigación empírica computacional son:</text:p>
      <text:p text:style-name="P10">• recopilación de datos,</text:p>
      <text:p text:style-name="P10">• análisis de los datos,</text:p>
      <text:p text:style-name="P10">• presentación de resultados.</text:p>
      <text:p text:style-name="P2"/>
      <text:p text:style-name="P2">Cada etapa es parte del flujo de trabajo de investigación reproducible cubierto en este libro. Las herramientas para recopilar datos de forma reproducible se tratan en la Parte II. La Parte III enseña herramientas para vincular los datos que reunimos a nuestros análisis estadísticos y presentar los resultados con tablas y figuras. La Parte IV discute cómo vincular estos hallazgos en una variedad de documentos que puede usar para anunciar sus hallazgos.</text:p>
      <text:p text:style-name="P2"/>
      <text:p text:style-name="P2">En lugar de comenzar a utilizar las herramientas individuales de la investigación reproducible tan pronto como las aprenda, le recomiendo dar un paso atrás y considerar cómo las etapas de la investigación reproducible se unen en general. Esto hará que su flujo de trabajo sea más coherente desde el principio y le ahorrará una gran cantidad de retrocesos más adelante. La figura 2.1 ilustra el flujo de trabajo. Tenga en cuenta que la mayoría de las flechas que conectan las partes del flujo de trabajo apuntan en ambas direcciones, lo que indica que siempre debe pensar en cómo hacer que sea más fácil retroceder en su investigación, es decir, reproducirla y avanzar.</text:p>
      <text:p text:style-name="P2"/>
      <text:p text:style-name="P2">Alrededor de los bordes de la figura hay algunos de los comandos que aprenderá para que sea más fácil avanzar y retroceder en el proceso. Estos comandos vinculan su investigación. Por ejemplo, puede usar paquetes R basados ​​en API para recopilar datos de Internet. Puede usar el comando de fusión de R para combinar datos recopilados de diferentes fuentes en un conjunto de datos. La función getURL del paquete RCurl de R [Temple Lang y el equipo CRAN, 2015] y la función read.table se pueden usar para incorporar este conjunto de datos a sus análisis estadísticos. <text:span text:style-name="T1">El paquete knitr o rmarkdown luego vincula sus análisis a sus documentos de presentación. Esto incluye el código que usó, las figuras que creó y, con la ayuda de herramientas como la función kable en el paquete knitr, tablas de resultados. Incluso puede vincular varios documentos de presentación juntos</text:span>. Por ejemplo, puede acceder a la misma figura para usarla en un artículo de LaTeX y en un sitio web creado por Markdown con los comandos includegraphics y! [] (), Respectivamente. Esto le ayuda a mantener una presentación coherente de los resultados en varios tipos de documentos. Cubriremos estos comandos en <text:soft-page-break/>detalle a lo largo del libro. Consulte la Tabla 2.1 para obtener una descripción general breve pero más completa de los comandos principales de vinculación.</text:p>
      <text:p text:style-name="P2"/>
      <text:p text:style-name="P3">2.1.1 Teoría reproducible</text:p>
      <text:p text:style-name="P3"/>
      <text:p text:style-name="P11">Una parte importante del proceso de investigación que no discuto en este libro es la etapa teórica. Idealmente, si está utilizando un diseño de investigación deductivo, la mayor parte de este trabajo precederá y guiará las etapas de recopilación y análisis de datos. El hecho de que no cubra esta etapa del proceso de investigación no significa que la construcción de teorías no pueda y no deba ser reproducible. De hecho, puede ser "la parte más fácil de hacer reproducible" [Vandewalle et al., 2007, 1254]. Obviamente, las citas y paráfrasis de trabajos previos en la literatura deben citarse completamente para que otros puedan verificar que reflejan con precisión el material fuente. Para la teoría matemática, se deben dar descripciones claras y completas de las pruebas.</text:p>
      <text:p text:style-name="P11"/>
      <text:p text:style-name="P3">Aunque en este libro no cubro activamente la replicación de la teoría en profundidad, sí menciono algunas de las formas de incorporar pruebas y citas en sus documentos de presentación. Estas herramientas están cubiertas en la Parte IV.</text:p>
      <text:p text:style-name="P3"/>
      <text:p text:style-name="P4">2.2 Consejos prácticos para la investigación reproducible</text:p>
      <text:p text:style-name="P4"/>
      <text:p text:style-name="P4">Antes de comenzar a aprender los detalles del flujo de trabajo de investigación reproducible con R y RStudio, es útil cubrir algunos consejos generales que lo ayudarán a organizar su proceso de investigación y poner estas habilidades en perspectiva. Los consejos son:</text:p>
      <text:p text:style-name="P4">1. ¡Documente todo!</text:p>
      <text:p text:style-name="P4">2. Todo es un archivo (texto).</text:p>
      <text:p text:style-name="P4">3. Todos los archivos deben ser legibles por humanos.</text:p>
      <text:p text:style-name="P4">4. Vincula explícitamente tus archivos juntos.</text:p>
      <text:p text:style-name="P4">5. Tenga un plan para organizar, almacenar y hacer que sus archivos estén disponibles.</text:p>
      <text:p text:style-name="P4"/>
      <text:p text:style-name="P4">El uso de estos consejos ayudará a que su investigación computacional sea realmente reproducible.</text:p>
      <text:p text:style-name="P4"/>
      <text:p text:style-name="P5">2.2.1 ¡Documente todo!</text:p>
      <text:p text:style-name="P5"/>
      <text:p text:style-name="P5"><text:span text:style-name="T1">Para reproducir su investigación, otros deben poder saber lo que hizo. Tienes que decirles lo que hiciste documentando la mayor cantidad posible de tu proceso de investigación. Idealmente, debe decirles a sus lectores cómo reunió sus datos, los analizó y presentó los resultados. Documentar todo es la clave para la investigación reproducible</text:span> y se encuentra detrás de todos los otros consejos en este capítulo y las herramientas que aprenderá a lo largo del libro.</text:p>
      <text:p text:style-name="P5"/>
      <text:p text:style-name="P5">Documente la información de su sesión R</text:p>
      <text:p text:style-name="P5"/>
      <text:p text:style-name="P13"><text:span text:style-name="T4">Antes de discutir los otros consejos, es importante aprender una parte clave de la documentación con R. Debe registrar la información de su sesión. Muchas cosas en R se han mantenido igual desde que se introdujo a principios de la década de 1990. Esto facilita a los futuros investigadores recrear lo que se hizo en el pasado. </text:span><text:span text:style-name="T7">Sin embargo, las cosas pueden cambiar de una versión de R a otra y especialmente de una versión de un paquete de R a otra. Además, la forma en que R funciona y cómo se manejan los paquetes R puede variar según los diferentes sistemas operativos, por lo que es importante tener en cuenta qué sistema usó. </text:span><text:span text:style-name="T4">Finalmente, puede tener R configurado para cargar paquetes de forma predeterminada (consulte la Sección 3.1.8 para obtener información sobre paquetes). </text:span><text:soft-page-break/><text:span text:style-name="T4">Estos paquetes pueden ser necesarios para ejecutar su código, pero es posible que otras personas no sepan qué paquetes y qué versiones de los paquetes se cargaron con solo mirar su código fuente. El comando sessionInfo en R imprime un registro de todas estas cosas. La información de la sesión que utilicé para crear este libro es:</text:span></text:p>
      <text:p text:style-name="P13"><text:span text:style-name="T4">...</text:span></text:p>
      <text:p text:style-name="P5"><text:span text:style-name="T9"/></text:p>
      <text:p text:style-name="P6">2.2.2 Todo es un archivo (texto)</text:p>
      <text:p text:style-name="P6"/>
      <text:p text:style-name="P6"><text:span text:style-name="T1">Su documentación se almacena en archivos que incluyen datos, código de análisis, la redacción de resultados y explicaciones de estos archivos (por ejemplo, libros de códigos de conjuntos de datos, archivos de información de sesión, etc.).</text:span> Idealmente, debe usar el formato de archivo más simple posible para almacenar esta información. Por lo general, el formato de archivo más simple es el archivo de texto humilde, pero versátil.</text:p>
      <text:p text:style-name="P6"/>
      <text:p text:style-name="P6">Los archivos de texto son extremadamente ágiles. Pueden contener sus datos, por ejemplo, en formato de valores separados por comas (.csv). Pueden contener su código de análisis en archivos .R. Y pueden ser la base de sus presentaciones como documentos de marcado como .tex o .md, para archivos LaTeX y Markdown, respectivamente. Todos estos archivos pueden ser abiertos por cualquier programa que pueda leer archivos de texto.</text:p>
      <text:p text:style-name="P6"/>
      <text:p text:style-name="P6">Una de las razones por las que la investigación reproducible se almacena mejor en archivos de texto es porque esto ayuda a preparar su investigación para el futuro. Otros formatos de archivo, como los utilizados por Microsoft Word (.docx) o Excel (.xlsx), cambian regularmente y pueden no ser compatibles con futuras versiones de estos programas. Los archivos de texto, por otro lado, pueden abrirse con una amplia gama de programas existentes actualmente y, muy probablemente, también con futuros. Incluso si los futuros investigadores no tienen R o una distribución LaTeX, podrán abrir sus archivos de texto y, <text:span text:style-name="T1">con la ayuda de comentarios frecuentes (ver más abajo), podrán comprender cómo realizó su investigación</text:span> [Bowers, 2011, 3] .</text:p>
      <text:p text:style-name="P6"/>
      <text:p text:style-name="P12">Los archivos de texto también son muy fáciles de buscar y manipular con una amplia gama de programas, como R y RStudio, que pueden buscar y reemplazar caracteres de texto, así como fusionar y separar archivos. Finalmente, los archivos de texto son fáciles de versionar y los cambios se pueden rastrear usando programas como Git (ver Capítulo 5).</text:p>
      <text:p text:style-name="P12"/>
      <text:p text:style-name="P6">2.2.3 Todos los archivos deben ser legibles por humanos</text:p>
      <text:p text:style-name="P6"/>
      <text:p text:style-name="P14"><text:span text:style-name="T7">Trate todos sus archivos de investigación como si alguien que no ha trabajado en el proyecto, en el futuro, intente comprenderlos. El código de la computadora es una forma de comunicarse con la computadora. Es 'legible por máquina' ya que la computadora puede usarla para comprender lo que quiere hacer.2 Sin embargo, existe una muy buena posibilidad de que otras personas (o usted dentro de seis meses) no entiendan lo que era. diciéndole a la computadora. Por lo tanto, debe hacer que todos sus archivos sean "legibles para humanos". Para hacerlos legibles por humanos, debe comentar su código con el objetivo de comunicar su diseño y propósito [Wilson et al., 2012]. Con esto en mente, es una buena idea comentar con frecuencia [Bowers, 2011, 3] y formatear su código utilizando una guía de estilo [Nagler, 1995].</text:span><text:span text:style-name="T4"> Para piezas de código especialmente importantes, debe usar programación alfabetizada, donde el código fuente y el texto de presentación que describe su diseño y propósito aparecen en el mismo documento. Hacer esto dejará muy claro a los demás cómo logró una investigación.</text:span></text:p>
      <text:p text:style-name="P14"><text:span text:style-name="T4"/></text:p>
      <text:p text:style-name="P15"><text:soft-page-break/><text:span text:style-name="T4">Comentando</text:span></text:p>
      <text:p text:style-name="P15"><text:span text:style-name="T4"/></text:p>
      <text:p text:style-name="P15"><text:span text:style-name="T7">En R, R ignora todo en una línea después de un carácter hash - # - (también conocido como número, libra o afilado), pero es legible para las personas que abren el archivo. El carácter hash es un carácter de declaración de comentario. Puede usar el # para colocar comentarios diciéndole a otras personas lo que está haciendo.</text:span><text:span text:style-name="T4"> Aquí hay unos ejemplos:</text:span></text:p>
      <text:p text:style-name="P15"><text:span text:style-name="T4">...</text:span></text:p>
      <text:p text:style-name="P15"><text:span text:style-name="T4"/></text:p>
      <text:p text:style-name="P15"><text:span text:style-name="T4">En la primera línea, el # (hash) se coloca al principio, por lo que toda la línea se trata como un comentario. En la segunda línea, el # se coloca después de la ecuación simple 2 + 2. R ejecuta la ecuación y encuentra la respuesta 4, pero ignora todas las palabras después del hash.</text:span></text:p>
      <text:p text:style-name="P15"><text:span text:style-name="T4"/></text:p>
      <text:p text:style-name="P16"><text:span text:style-name="T7">Diferentes idiomas tienen diferentes caracteres de declaración de comentarios.</text:span><text:span text:style-name="T4"> En LaTeX, todo después del signo de porcentaje se % trata como un comentario, y en Markdown / HTML los comentarios se colocan dentro de </text:span><text:span text:style-name="T5">&lt;!-- --&gt;</text:span><text:span text:style-name="T4">. El carácter hash se utiliza para la declaración de comentarios en los scripts de shell de la línea de comandos.</text:span></text:p>
      <text:p text:style-name="P16"><text:span text:style-name="T4"/></text:p>
      <text:p text:style-name="P18"><text:span text:style-name="T3">Nagler [1995, 491] da algunos consejos sobre cuándo y cómo usar los comentarios:</text:span></text:p>
      <text:p text:style-name="P18"><text:span text:style-name="T3">• escriba un comentario antes de un bloque de código describiendo lo que hace el código,</text:span></text:p>
      <text:p text:style-name="P18"><text:span text:style-name="T3">• comentar cualquier línea de código que sea ambigua.</text:span></text:p>
      <text:p text:style-name="P16"><text:span text:style-name="T4"/></text:p>
      <text:p text:style-name="P16"><text:span text:style-name="T4">En este libro sigo estas pautas al mostrar el código. Nagler también sugiere que todos sus archivos de código fuente comiencen con un encabezado de comentario. Como mínimo, el encabezado debe incluir:</text:span></text:p>
      <text:p text:style-name="P16"><text:span text:style-name="T4">• una descripción de lo que hace el archivo,</text:span></text:p>
      <text:p text:style-name="P16"><text:span text:style-name="T4">• la fecha en que se actualizó por última vez,</text:span></text:p>
      <text:p text:style-name="P16"><text:span text:style-name="T4">• el nombre del creador del archivo y los contribuyentes.</text:span></text:p>
      <text:p text:style-name="P17"><text:span text:style-name="T4"/></text:p>
      <text:p text:style-name="P17"><text:span text:style-name="T4">También es posible que desee incluir otra información en el encabezado, como de qué archivos depende, qué archivos de salida produce, qué versión del lenguaje de programación está utilizando, las fuentes que pueden haber influido en el código y cómo se autoriza el código. Aquí hay un ejemplo de un encabezado de archivo mínimo para un archivo de código fuente R que crea la tercera figura en un artículo titulado "Mi artículo":</text:span></text:p>
      <text:p text:style-name="P17"><text:span text:style-name="T4">…</text:span></text:p>
      <text:p text:style-name="P17"><text:span text:style-name="T4"/></text:p>
      <text:p text:style-name="P17"><text:span text:style-name="T4">Siéntase libre de usar cosas como la larga serie de marcas de hash encima y debajo del encabezado, el espacio en blanco y las hendiduras para que sus comentarios sean más legibles.</text:span></text:p>
      <text:p text:style-name="P17"><text:span text:style-name="T4"/></text:p>
      <text:p text:style-name="P17"><text:span text:style-name="T4">Guías de estilo</text:span></text:p>
      <text:p text:style-name="P17"><text:span text:style-name="T4"/></text:p>
      <text:p text:style-name="P17"><text:span text:style-name="T4">En la escritura en lenguaje natural, no necesariamente tiene que seguir una guía de estilo. La gente probablemente podría entender lo que estás tratando de decir, pero es mucho más fácil para tus lectores si usas reglas consistentes. Lo mismo es cierto al escribir código de computadora. Es bueno seguir reglas consistentes para formatear su código de modo que sea más fácil de entender para usted y para otros.</text:span></text:p>
      <text:p text:style-name="P17"><text:span text:style-name="T4"/></text:p>
      <text:p text:style-name="P17"><text:span text:style-name="T4">Hay una serie de guías de estilo R. La mayoría de ellos son similares a la Guía de estilo R de Google.3 </text:span><text:span text:style-name="T7">Hadley Wickham también tiene una guía de estilo R muy bien presentada.4</text:span><text:span text:style-name="T4"> </text:span><text:span text:style-name="T7">Es posible que desee </text:span><text:soft-page-break/><text:span text:style-name="T7">utilizar el paquete formatR [Xie, 2015a] para reformatear automáticamente su código de modo que sea más fácil de leer .</text:span></text:p>
      <text:p text:style-name="P17"><text:span text:style-name="T4"/></text:p>
      <text:p text:style-name="P19"><text:span text:style-name="T4">Programación literaria</text:span></text:p>
      <text:p text:style-name="P19"><text:span text:style-name="T4"/></text:p>
      <text:p text:style-name="P19"><text:span text:style-name="T7">Para piezas de código de investigación particularmente importantes, puede ser útil no solo comentar el archivo fuente, sino también mostrar el código en el texto de presentación. </text:span><text:span text:style-name="T4">Por ejemplo, es posible que desee incluir partes clave del código que utilizó para sus modelos estadísticos principales y una explicación de este código en un apéndice que sigue a su artículo. </text:span><text:span text:style-name="T7">Esto se conoce comúnmente como programación alfabetizada [Knuth, 1992].</text:span></text:p>
      <text:p text:style-name="P19"><text:span text:style-name="T4"/></text:p>
      <text:p text:style-name="P19"><text:span text:style-name="T4">2.2.4 Ate explícitamente sus archivos</text:span></text:p>
      <text:p text:style-name="P19"><text:span text:style-name="T4"/></text:p>
      <text:p text:style-name="P19"><text:span text:style-name="T4">Si todo es solo un archivo de texto, los proyectos de investigación pueden considerarse como archivos de texto individuales que tienen una relación entre sí. Están atados juntos. Un archivo de datos se utiliza como entrada para un archivo de análisis. Los resultados de un análisis se muestran y discuten en un archivo de marcado que se utiliza para crear un documento PDF. Los investigadores a menudo no documentan explícitamente las relaciones entre los archivos que usaron en su investigación. Por ejemplo, los resultados de un análisis, una tabla o figura, se pueden copiar y pegar en un documento de presentación. Puede ser muy difícil para los futuros investigadores rastrear la tabla o figura hasta un modelo estadístico particular y un conjunto de datos particular sin una documentación clara. Por lo tanto, es importante hacer explícitos los enlaces entre sus archivos.</text:span></text:p>
      <text:p text:style-name="P19"><text:span text:style-name="T4"/></text:p>
      <text:p text:style-name="P19"><text:span text:style-name="T4">Los comandos de vinculación son la forma más dinámica de vincular explícitamente sus archivos. Estos comandos indican al programa de computadora que está utilizando que use información de otro archivo. En la Tabla 2.1, he compilado una selección de comandos de enlace de teclas que aprenderá a usar en este libro. Discutiremos muchos más, pero estos son algunos de los más importantes.</text:span></text:p>
      <text:p text:style-name="P19"><text:span text:style-name="T4"/></text:p>
      <text:p text:style-name="P19"><text:span text:style-name="T4">2.2.5 Tenga un plan para organizar, almacenar y hacer que sus archivos estén disponibles</text:span></text:p>
      <text:p text:style-name="P19"><text:span text:style-name="T4"/></text:p>
      <text:p text:style-name="P19"><text:span text:style-name="T4">Finalmente, para que investigadores independientes puedan reproducir su trabajo, necesitan poder acceder a los archivos que les indican cómo hacerlo. Los archivos también deben organizarse para que los investigadores independientes puedan descubrir cómo encajan entre sí. Entonces, desde el comienzo de su proceso de investigación, debe tener un plan para organizar sus archivos y una forma de hacerlos accesibles.</text:span></text:p>
      <text:p text:style-name="P19"><text:span text:style-name="T4"/></text:p>
      <text:p text:style-name="P19"><text:span text:style-name="T4">Una regla general para organizar su investigación en archivos es limitar la cantidad de contenido que tiene un archivo. Los archivos que contienen muchas operaciones diferentes pueden ser muy difíciles de navegar, incluso si tienen comentarios detallados. Por ejemplo, sería muy difícil encontrar una operación en particular en un archivo que contuviera el código utilizado para recopilar los datos, ejecutar todos los modelos estadísticos y crear las tablas y cifras de resultados. Si tiene dificultades para encontrar cosas en un archivo que creó, ¡piense en las dificultades que tendrán los investigadores independientes!</text:span></text:p>
      <text:p text:style-name="P19"><text:span text:style-name="T4"/></text:p>
      <text:p text:style-name="P19"><text:span text:style-name="T4">Debido a que tenemos tantas formas de vincular archivos, realmente no hay necesidad de agrupar muchas operaciones diferentes en un solo archivo. Entonces, podemos hacer que nuestros archivos sean modulares. Se debe usar un archivo de código fuente para completar una o solo algunas tareas. Romper sus operaciones en partes discretas también facilitará que usted y otros encuentren errores [Nagler, 1995, 490].</text:span></text:p>
      <text:p text:style-name="P19"><text:soft-page-break/><text:span text:style-name="T4"/></text:p>
      <text:p text:style-name="P19"><text:span text:style-name="T4">El Capítulo 4 analiza la organización de archivos con mucho más detalle. El Capítulo 5 le enseña varias formas de hacer que sus archivos sean accesibles a través de los servicios de computación en la nube Dropbox y GitHub.</text:span></text:p>
      <text:p text:style-name="P19"><text:span text:style-name="T4"/></text:p>
      <text:p text:style-name="P20"><text:span text:style-name="T4">Comenzando con R, RStudio y knitr / rmarkdown</text:span></text:p>
      <text:p text:style-name="P20"><text:span text:style-name="T4"/></text:p>
      <text:p text:style-name="P20"><text:span text:style-name="T4">Si rara vez ha usado R o nunca antes, la primera sección de este capítulo le brinda información suficiente para poder comenzar y comprender el código R que uso en todo el libro. Para obtener una introducción más detallada sobre cómo usar R, consulte los recursos que mencioné en el Capítulo 1 (Sección 1.6). Los usuarios con experiencia en R pueden saltear la primera sección. En la segunda sección, daré una breve descripción de RStudio. Destaco las características clave del panel principal de RStudio (lo que aparece cuando abre RStudio) y algunas de sus características clave para la investigación reproducible. Finalmente, analizo los conceptos básicos de los paquetes knitr / rmarkdown, cómo usarlos en R y cómo se integran en RStudio.</text:span></text:p>
      <text:p text:style-name="P20"><text:span text:style-name="T4"/></text:p>
      <text:p text:style-name="P21"><text:span text:style-name="T4">3.1 Uso de R: los fundamentos</text:span></text:p>
      <text:p text:style-name="P21"><text:span text:style-name="T4"/></text:p>
      <text:p text:style-name="P21"><text:span text:style-name="T4">Para comenzar con la investigación reproducible, cubriremos </text:span><text:span text:style-name="T7">una sintaxis R muy básica: las reglas para hablar con R. Cubro partes clave del lenguaje R, que incluyen:</text:span></text:p>
      <text:p text:style-name="P21"><text:span text:style-name="T4">• objetos y asignación,</text:span></text:p>
      <text:p text:style-name="P21"><text:span text:style-name="T4">• selección de componentes,</text:span></text:p>
      <text:p text:style-name="P21"><text:span text:style-name="T4">• funciones y comandos,</text:span></text:p>
      <text:p text:style-name="P21"><text:span text:style-name="T4">• argumentos,</text:span></text:p>
      <text:p text:style-name="P21"><text:span text:style-name="T4">• el espacio de trabajo y la historia,</text:span></text:p>
      <text:p text:style-name="P21"><text:span text:style-name="T4">• paquetes.</text:span></text:p>
      <text:p text:style-name="P21"><text:span text:style-name="T4"/></text:p>
      <text:p text:style-name="P21"><text:span text:style-name="T4">Antes de analizar cada uno de estos en detalle, abra R y mire a su alrededor.1 Cuando abra el programa R GUI haciendo clic en el icono R, debería obtener una ventana que se parece a la Figura 3.1.2 Esta ventana es la consola R. Debajo de la información de inicio, información sobre qué versión de R está utilizando, detalles de la licencia, etc., debería ver un &gt; (signo mayor que). Este mensaje es donde ingresa el código R. 3 Para ejecutar el código R que ha escrito después del mensaje, presione la tecla Intro o Retorno. Ahora que tenemos una nueva sesión de R abierta, podemos comenzar.</text:span></text:p>
      <text:p text:style-name="P21"><text:span text:style-name="T4"/></text:p>
      <text:p text:style-name="P22"><text:span text:style-name="T4">3.1.1 Objetos</text:span></text:p>
      <text:p text:style-name="P22"><text:span text:style-name="T4"/></text:p>
      <text:p text:style-name="P22"><text:span text:style-name="T4">Si ya ha leído una descripción de R, probablemente lo haya visto referido como un </text:span><text:span text:style-name="T11">"lenguaje orientado a objetos". ¿Qué son los objetos? Los objetos son como los sustantivos del lenguaje R. Son cosas, como un vector de números, un conjunto de datos, una palabra, una tabla de resultados de algunos análisis, etc. Decir que R está orientado a objetos significa que R está enfocado en hacer acciones a los objetos. Hablaremos sobre las acciones, comandos y funciones, más adelante en esta sección. 4 Ahora creemos algunos objetos.</text:span></text:p>
      <text:p text:style-name="P23"><text:span text:style-name="T1"/></text:p>
      <text:p text:style-name="P7">Objetos numéricos y de cadena</text:p>
      <text:p text:style-name="P7"/>
      <text:p text:style-name="P7"><text:span text:style-name="T11">Los objetos pueden tener varios tipos diferentes. Hagamos dos objetos simples. El primero es un objeto de tipo numérico. El otro es un objeto de </text:span><text:span text:style-name="T12">caract</text:span><text:span text:style-name="T11">e</text:span><text:span text:style-name="T12">r</text:span><text:span text:style-name="T11">. Podemos elegir casi cualquier nombre que queramos para nuestros objetos siempre que comience con un carácter alfabético y no contenga espacios.5 Llamemos a nuestro objeto numérico Número. Es una buena idea darle a </text:span><text:soft-page-break/><text:span text:style-name="T11">cada objeto un nombre único para evitar conflictos y confusión. También asegúrese de que los nombres de los objetos sean diferentes de los nombres de sus componentes, p. nombres de variables individuales. Esto evitará muchas complicaciones, como sobrescribir accidentalmente un objeto o confundir a R sobre a qué objeto o componente se refiere.</text:span></text:p>
      <text:p text:style-name="P7"><text:span text:style-name="T4"/></text:p>
      <text:p text:style-name="P24">Para poner algo en el objeto usamos el operador de asignación 6 (&lt;-). Asignemos el número 10 a nuestro objeto Número.</text:p>
      <text:p text:style-name="P24">...</text:p>
      <text:p text:style-name="P24"/>
      <text:p text:style-name="P24">Para ver el contenido de nuestro objeto, escriba su nombre.</text:p>
      <text:p text:style-name="P24">…</text:p>
      <text:p text:style-name="P24"/>
      <text:p text:style-name="P24">Desglosemos brevemente este resultado. 10 es claramente el contenido de Number. El hash doble (##) se incluye aquí para decirle que esto es salida en lugar de código R.7 Si escribe los comandos en su consola R, no obtendrá el hash doble en su salida. Finalmente, [1] es el número de fila del objeto en el que está 10. Claramente nuestro objeto solo tiene una fila.</text:p>
      <text:p text:style-name="P24"><text:span text:style-name="T4"/></text:p>
      <text:p text:style-name="P24">Crear un objeto con palabras y otros caracteres, un objeto de carácter, es muy similar. La única diferencia es que encierra la cadena de caracteres (letras en una palabra, por ejemplo) dentro de comillas simples o dobles ('' o "") .8 Para crear un objeto llamado Palabras que contenga la cadena de caracteres "Hola Mundo" :</text:p>
      <text:p text:style-name="P24">…</text:p>
      <text:p text:style-name="P25">NOTA: <text:span text:style-name="T6">podría</text:span><text:span text:style-name="T4"> colocar aquí la característica tipado del R.</text:span></text:p>
      <text:p text:style-name="P25"><text:span text:style-name="T4"/></text:p>
      <text:p text:style-name="P25"><text:span text:style-name="T10">Es importante tener en cuenta el tipo de un objeto, ya que determina lo que podemos hacerle.</text:span><text:span text:style-name="T4"> Por ejemplo, no puede tomar la media de un objeto de carácter como el objeto Palabras:</text:span></text:p>
      <text:p text:style-name="P24">…</text:p>
      <text:p text:style-name="P24"/>
      <text:p text:style-name="P7">Intentar encontrar la media de nuestro objeto Palabras nos da un mensaje de advertencia y devuelve el valor NA: no aplicable. También puede pensar que NA significa "falta". Para averiguar el tipo de un objeto, use el comando de clase. Por ejemplo:</text:p>
      <text:p text:style-name="P7">…</text:p>
      <text:p text:style-name="P7"/>
      <text:p text:style-name="P8">Objetos vectoriales y de marco de datos</text:p>
      <text:p text:style-name="P8"/>
      <text:p text:style-name="P8"><text:span text:style-name="T15">Hasta ahora solo hemos visto objetos con un solo número o cadena de caracteres.9 Claramente, a menudo queremos usar objetos que tengan muchas cadenas y números. En R, generalmente son objetos de tipo marco de datos y son más o menos equivalentes a las estructuras de datos con las que estaría familiarizado al usar un programa como Microsoft Excel. Utilizaremos marcos de datos ampliamente a lo largo del libro. Antes de mirar los marcos de datos, es útil mirar primero los objetos más simples que componen los marcos de datos. Estos se llaman vectores.</text:span> Los vectores son el "caballo de batalla" de R [Matloff, 2011]. Saber cómo usar vectores será especialmente útil cuando limpie datos sin procesar en el Capítulo 7 y cree tablas en el Capítulo 9.10</text:p>
      <text:p text:style-name="P8"/>
      <text:p text:style-name="P9">Vectores</text:p>
      <text:p text:style-name="P9"/>
      <text:p text:style-name="P26">Los vectores son el "tipo de datos fundamental" en R [Matloff, 2011]. Son simplemente un grupo ordenado de números, cadenas de caracteres, etc.11 Puede ser útil pensar básicamente en todos los objetos R como compuestos de vectores. Por ejemplo, los marcos de datos son básicamente <text:soft-page-break/>vectores múltiples de la misma longitud, es decir. tienen el mismo número de filas, unidas para formar columnas.</text:p>
      <text:p text:style-name="P26"/>
      <text:p text:style-name="P9">Creemos un vector numérico simple que contenga los números 2.8, 2 y 14.8. Para hacer esto, usaremos la función c (combinar):</text:p>
      <text:p text:style-name="P9">…</text:p>
      <text:p text:style-name="P9"/>
      <text:p text:style-name="P9">Los vectores de cadenas de caracteres se crean de manera similar. La única diferencia importante es que cada cadena de caracteres está entre comillas como esta:</text:p>
      <text:p text:style-name="P9">…</text:p>
      <text:p text:style-name="P9"/>
      <text:p text:style-name="P9">Para darle una vista previa de lo que haremos cuando comencemos a trabajar con conjuntos de datos reales, combinemos los dos vectores NumericVect y CharacterVect en un nuevo objeto con la función cbind. Esta función une los dos vectores juntos uno al lado del otro como columnas.12</text:p>
      <text:p text:style-name="P9">…</text:p>
      <text:p text:style-name="P9"/>
      <text:p text:style-name="P9">Al unir estos dos objetos, hemos creado un nuevo objeto matriz.13 Puede ver que los números en la columna NumericVect están entre comillas. Las matrices, como los vectores, solo pueden tener un tipo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0:16:57.995815893</meta:creation-date>
    <dc:date>2019-09-17T17:41:17.631186036</dc:date>
    <meta:editing-duration>PT1H16M32S</meta:editing-duration>
    <meta:editing-cycles>3</meta:editing-cycles>
    <meta:generator>LibreOffice/6.0.7.3$Linux_X86_64 LibreOffice_project/00m0$Build-3</meta:generator>
    <meta:document-statistic meta:table-count="0" meta:image-count="0" meta:object-count="0" meta:page-count="8" meta:paragraph-count="98" meta:word-count="3795" meta:character-count="23146" meta:non-whitespace-character-count="19448"/>
  </office:meta>
</office:document-meta>
</file>